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3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3" style:family="paragraph" style:parent-style-name="Standard" style:list-style-name="L1">
      <style:text-properties style:font-name="Arial" fo:font-size="16pt" style:font-size-asian="16pt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7882408" text:id="ct29788240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97882304" text:id="ct29788230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97888336" text:id="ct2978883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97905392" text:id="ct29790539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2745599805964341" text:style-name="L1">
        <text:list-item>
          <text:p text:style-name="P43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3"/>
        </text:list-item>
      </text:list>
      <text:p text:style-name="Standard"/>
      <text:p text:style-name="P15"/>
      <text:p text:style-name="P2"><text:change text:change-id="ct297882408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6"><text:change text:change-id="ct297882304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297888336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oft-page-break/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<text:soft-page-break/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oft-page-break/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><text:soft-page-break/></text:p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<text:soft-page-break/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<text:soft-page-break/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>3:18</text:p>
            <text:p text:style-name="P26">נוּגֵי מִמּוֹעֵד </text:p>
            <text:p text:style-name="P26">אָסַפְתִּי מִמֵּ</text:p>
            <text:p text:style-name="P26">#</text:p>
            <text:p text:style-name="P26">הָיוּ מַשְׂאֵת עָלֶיהָ חֶרְפָּה</text:p>
          </table:table-cell>
          <table:table-cell table:style-name="表19.B1" office:value-type="string">
            <text:p text:style-name="P27"/>
            <text:p text:style-name="P27"/>
            <text:p text:style-name="P27">to grieve / from assembly</text:p>
            <text:p text:style-name="P27"/>
            <text:p text:style-name="P27">to gather / from thee</text:p>
            <text:p text:style-name="P27"/>
            <text:p text:style-name="P27"/>
            <text:p text:style-name="P27"/>
            <text:p text:style-name="P27">to become / a beacon / above + her</text:p>
            <text:p text:style-name="P27">disgrace</text:p>
          </table:table-cell>
        </table:table-row>
        <table:table-row>
          <table:table-cell table:style-name="表19.A2" office:value-type="string">
            <text:p text:style-name="P26">3:19</text:p>
            <text:p text:style-name="P26">הִנְנִי עֹשֶׂה אֶת־כָּל־מְעַנַּיִ</text:p>
            <text:p text:style-name="P26">#</text:p>
            <text:p text:style-name="P26">בָּעֵת הַהִיא וְהוֹשַׁעְתִּי אֶת־הַצֹּלֵעָה וְהַנִּדָּחָה אֲקַבֵּץ וְשַׂמְתִּים לִתְהִלָּה וּלְשֵׁם </text:p>
            <text:p text:style-name="P26">בְּכָל־הָאָרֶץ בָּשְׁתָּם</text:p>
          </table:table-cell>
          <table:table-cell table:style-name="表19.B2" office:value-type="string">
            <text:p text:style-name="P27"/>
            <text:p text:style-name="P27"/>
            <text:p text:style-name="P27">lo ! + me / to do,make / even – all – to depress + thee</text:p>
            <text:p text:style-name="P27"/>
            <text:p text:style-name="P27"/>
            <text:p text:style-name="P27"/>
            <text:p text:style-name="P27">at now / the he,she / and to be safe</text:p>
            <text:p text:style-name="P27">even – the to limp / and the to push off</text:p>
            <text:p text:style-name="P27">to collect / and to put + them</text:p>
            <text:p text:style-name="P27"/>
            <text:p text:style-name="P27">into laudation / and into honor</text:p>
            <text:p text:style-name="P27"/>
            <text:p text:style-name="P27">in all – the land / shame + thereof</text:p>
          </table:table-cell>
        </table:table-row>
        <table:table-row>
          <table:table-cell table:style-name="表19.A2" office:value-type="string">
            <text:p text:style-name="P26">3:20</text:p>
            <text:p text:style-name="P26">בָּעֵת הַהִיא אָבִיא אֶתְכֶם וּבָעֵת </text:p>
            <text:p text:style-name="P26"><text:soft-page-break/>קַבְּצִי אֶתְכֶם כִּי־אֶתֵּן אֶתְכֶם לְשֵׁם וְלִתְהִלָּה</text:p>
            <text:p text:style-name="P26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7"/>
            <text:p text:style-name="P27"/>
            <text:p text:style-name="P27">at that time / the he,she / to go,come</text:p>
            <text:p text:style-name="P27">entity + you / and at that time</text:p>
            <text:p text:style-name="P27"><text:soft-page-break/>to grasp / entity + you / for – to give</text:p>
            <text:p text:style-name="P27">entity + you / into honor / and into laudation</text:p>
            <text:p text:style-name="P27">on all / people / the land</text:p>
            <text:p text:style-name="P27"/>
            <text:p text:style-name="P27">on to turn back + my / entity – prisoners + you</text:p>
            <text:p text:style-name="P27">into eye + you / to say / jehovah</text:p>
          </table:table-cell>
        </table:table-row>
        <table:table-row>
          <table:table-cell table:style-name="表19.A2" office:value-type="string">
            <text:p text:style-name="P26">Johah</text:p>
            <text:p text:style-name="P26">1:1</text:p>
            <text:p text:style-name="P26">וַיְהִי דְּבַר־יְהוָה </text:p>
            <text:p text:style-name="P26"/>
            <text:p text:style-name="P26">אֶל־יוֹנָה בֶן־אֲמִתַּי לֵאמֹר</text:p>
          </table:table-cell>
          <table:table-cell table:style-name="表19.B2" office:value-type="string">
            <text:p text:style-name="P27"/>
            <text:p text:style-name="P27"/>
            <text:p text:style-name="P27"/>
            <text:p text:style-name="P27"/>
            <text:p text:style-name="P27">then, to come to pass / a word – jehovah</text:p>
            <text:p text:style-name="P27"/>
            <text:p text:style-name="P27">towards jonah / son – amitai</text:p>
            <text:p text:style-name="P27"/>
            <text:p text:style-name="P27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6">1:2</text:p>
            <text:p text:style-name="P26">קוּם לֵ</text:p>
            <text:p text:style-name="P26"><text:soft-page-break/>#</text:p>
            <text:p text:style-name="P26">אֶל־נִינְוֵה הָעִיר הַגְּדוֹלָה וּקְרָא </text:p>
            <text:p text:style-name="P26">עָלֶיהָ כִּי־עָלְתָה </text:p>
            <text:p text:style-name="P26">רָעָתָם לְפָנָי</text:p>
          </table:table-cell>
          <table:table-cell table:style-name="表20.B1" office:value-type="string">
            <text:p text:style-name="P27"/>
            <text:p text:style-name="P27"/>
            <text:p text:style-name="P27">to rise / to walk</text:p>
            <text:p text:style-name="P27"/>
            <text:p text:style-name="P27"><text:soft-page-break/></text:p>
            <text:p text:style-name="P27"/>
            <text:p text:style-name="P27">to - nineveh / encampment</text:p>
            <text:p text:style-name="P27"/>
            <text:p text:style-name="P27">great,insolent / and to call out</text:p>
            <text:p text:style-name="P27"/>
            <text:p text:style-name="P27">above + her / for – to ascend</text:p>
            <text:p text:style-name="P27"/>
            <text:p text:style-name="P27">evil + their / to face + my</text:p>
          </table:table-cell>
        </table:table-row>
        <table:table-row>
          <table:table-cell table:style-name="表20.A2" office:value-type="string">
            <text:p text:style-name="P26">1:3</text:p>
            <text:p text:style-name="P26">וַיָּקָם יוֹנָה לִבְרֹחַ תַּרְשִׁישָׁה מִלִּפְנֵי יְהוָה וַיֵּרֶד יָפוֹ וַיִּמְצָא </text:p>
            <text:p text:style-name="P26">אָנִיָּה בָּאָה תַרְשִׁישׁ וַיִּתֵּן שְׂכָרָהּ</text:p>
            <text:p text:style-name="P26"><text:s/>וַיֵּרֶד בָּהּ לָבוֹא</text:p>
            <text:p text:style-name="P26"><text:s/>עִמָּהֶם תַּרְשִׁישָׁה מִלִּפְנֵי יְהוָה</text:p>
          </table:table-cell>
          <table:table-cell table:style-name="表20.B2" office:value-type="string">
            <text:p text:style-name="P27"/>
            <text:p text:style-name="P27"/>
            <text:p text:style-name="P27">and to rise / jonah / in to flee</text:p>
            <text:p text:style-name="P27"/>
            <text:p text:style-name="P27">Tarshish + their / out of + into + face / jehovah</text:p>
            <text:p text:style-name="P27">and to fall / Yaphow / and to exist</text:p>
            <text:p text:style-name="P27">a ship / to come / Tarshish</text:p>
            <text:p text:style-name="P27"/>
            <text:p text:style-name="P27">and to give / a fare + their</text:p>
            <text:p text:style-name="P27"/>
            <text:p text:style-name="P27">and to fall / to them / in to go,come</text:p>
            <text:p text:style-name="P27"/>
            <text:p text:style-name="P27">with + them / Tarshish + their</text:p>
            <text:p text:style-name="P27"/>
            <text:p text:style-name="P27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6">1:4</text:p>
            <text:p text:style-name="P26">וַיהוָה הֵטִיל</text:p>
            <text:p text:style-name="P26"><text:s/>רוּחַ־גְּדוֹלָה אֶל־הַיָּם וַיְהִי סַעַר־גָּדוֹל </text:p>
            <text:p text:style-name="P26"/>
            <text:p text:style-name="P26">בַּיָּם וְהָאֳנִיָּה חִשְּׁבָה לְהִשָּׁבֵר</text:p>
          </table:table-cell>
          <table:table-cell table:style-name="表21.B1" office:value-type="string">
            <text:p text:style-name="P27"/>
            <text:p text:style-name="P27"/>
            <text:p text:style-name="P27">and jehovah / to cast down</text:p>
            <text:p text:style-name="P27"/>
            <text:p text:style-name="P27">wind – great / to – the sea</text:p>
            <text:p text:style-name="P27"/>
            <text:p text:style-name="P27">and to come to pass / a hurricane – great</text:p>
            <text:p text:style-name="P27"/>
            <text:p text:style-name="P27"/>
            <text:p text:style-name="P27">on sea / and the ship / to plait,weave</text:p>
            <text:p text:style-name="P27">in to burst</text:p>
          </table:table-cell>
        </table:table-row>
        <table:table-row>
          <table:table-cell table:style-name="表21.A2" office:value-type="string">
            <text:p text:style-name="P26">1:5</text:p>
            <text:p text:style-name="P26">וַיִּירְאוּ הַמַּלָּחִים וַיִּזְעֲקוּ אִישׁ אֶל־אֱלֹהָיו וַיָּטִלוּ</text:p>
            <text:p text:style-name="P26"/>
            <text:p text:style-name="P26"><text:s/>אֶת־הַכֵּלִים אֲשֶׁר בָּאֳנִיָּה אֶל־הַיָּם לְהָקֵל מֵעֲלֵיהֶם וְיוֹנָה </text:p>
            <text:p text:style-name="P26">יָרַד אֶל־יַרְכְּתֵי </text:p>
            <text:p text:style-name="P26">הַסְּפִינָה וַיִּשְׁכַּב </text:p>
            <text:p text:style-name="P26">וַיֵּרָדַם</text:p>
          </table:table-cell>
          <table:table-cell table:style-name="表21.B2" office:value-type="string">
            <text:p text:style-name="P27"/>
            <text:p text:style-name="P27"/>
            <text:p text:style-name="P27">and to fear / sailors / and to shriek</text:p>
            <text:p text:style-name="P27">a man / to – god + its / and to cast down</text:p>
            <text:p text:style-name="P27"/>
            <text:p text:style-name="P27"/>
            <text:p text:style-name="P27">even – the prepared / that</text:p>
            <text:p text:style-name="P27">on ship / to – the sea / towards to be light</text:p>
            <text:p text:style-name="P27">from above + them / and jonah</text:p>
            <text:p text:style-name="P27"/>
            <text:p text:style-name="P27">to go downwards / to – rear</text:p>
            <text:p text:style-name="P27"/>
            <text:p text:style-name="P27">the vessel / and to lie down</text:p>
            <text:p text:style-name="P27"/>
            <text:p text:style-name="P27">and to stupefy</text:p>
          </table:table-cell>
        </table:table-row>
        <table:table-row>
          <table:table-cell table:style-name="表21.A2" office:value-type="string">
            <text:p text:style-name="P26">1:6</text:p>
            <text:p text:style-name="P26">וַיִּקְרַב אֵלָיו</text:p>
            <text:p text:style-name="P26"><text:soft-page-break/><text:s/>רַב הַחֹבֵל וַיֹּאמֶר </text:p>
            <text:p text:style-name="P26">לוֹ מַה־לְּ</text:p>
            <text:p text:style-name="P26">*</text:p>
            <text:p text:style-name="P26">נִרְדָּם קוּם קְרָא </text:p>
            <text:p text:style-name="P26">אֶל־אֱלֹהֶי</text:p>
            <text:p text:style-name="P26">*</text:p>
            <text:p text:style-name="P26">אוּלַי יִתְעַשֵּׁת </text:p>
            <text:p text:style-name="P26">הָאֱלֹהִים לָנוּ </text:p>
            <text:p text:style-name="P26">וְלֹא נֹאבֵד</text:p>
          </table:table-cell>
          <table:table-cell table:style-name="表21.B2" office:value-type="string">
            <text:p text:style-name="P27"/>
            <text:p text:style-name="P27"/>
            <text:p text:style-name="P27">and to approach / near + its</text:p>
            <text:p text:style-name="P27"/>
            <text:p text:style-name="P27"><text:soft-page-break/></text:p>
            <text:p text:style-name="P27">abundant / a sailor / and to say</text:p>
            <text:p text:style-name="P27"/>
            <text:p text:style-name="P27">to + him / what ? - to + thee</text:p>
            <text:p text:style-name="P27"/>
            <text:p text:style-name="P27"/>
            <text:p text:style-name="P27">to stupefy / to rise / to call out</text:p>
            <text:p text:style-name="P27"/>
            <text:p text:style-name="P27">to – god + thee</text:p>
            <text:p text:style-name="P27"/>
            <text:p text:style-name="P27"/>
            <text:p text:style-name="P27">if not,perhaps / to be sleek</text:p>
            <text:p text:style-name="P27"/>
            <text:p text:style-name="P27">the gods / towards + us</text:p>
            <text:p text:style-name="P27"/>
            <text:p text:style-name="P27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6">1:7</text:p>
            <text:p text:style-name="P26">וַיֹּאמְרוּ אִישׁ אֶל־רֵעֵהוּ</text:p>
            <text:p text:style-name="P26"><text:s/>לְכוּ וְנַפִּילָה גוֹרָלוֹת וְנֵדְעָה בְּשֶׁלְּמִי</text:p>
            <text:p text:style-name="P26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7"/>
            <text:p text:style-name="P27"/>
            <text:p text:style-name="P27">and to say / a man / to – an associate + their</text:p>
            <text:p text:style-name="P27">to walk / and to fall / a lot</text:p>
            <text:p text:style-name="P27"/>
            <text:p text:style-name="P27">and to know / on what + who ?</text:p>
            <text:p text:style-name="P27"/>
            <text:p text:style-name="P27"><text:soft-page-break/></text:p>
            <text:p text:style-name="P27">the evil / the this/ upon + us</text:p>
            <text:p text:style-name="P27"/>
            <text:p text:style-name="P27">and to fall / a lot / and to fall</text:p>
            <text:p text:style-name="P27"/>
            <text:p text:style-name="P27">the lot / upon – jonah</text:p>
          </table:table-cell>
        </table:table-row>
        <table:table-row>
          <table:table-cell table:style-name="表22.A2" office:value-type="string">
            <text:p text:style-name="P26">1:8</text:p>
            <text:p text:style-name="P26">וַיֹּאמְרוּ אֵלָיו </text:p>
            <text:p text:style-name="P26">הַגִּידָה־נָּא לָנוּ </text:p>
            <text:p text:style-name="P26">בַּאֲשֶׁר לְמִי־הָרָעָה</text:p>
            <text:p text:style-name="P26"><text:s/>הַזֹּאת לָנוּ </text:p>
            <text:p text:style-name="P26">מַה־מְּלַאכְתְּ</text:p>
            <text:p text:style-name="P26">*</text:p>
            <text:p text:style-name="P26">וּמֵאַיִן תָּבוֹא</text:p>
            <text:p text:style-name="P26"><text:s/>מָה אַרְצֶ</text:p>
            <text:p text:style-name="P26">*</text:p>
            <text:p text:style-name="P26">וְאֵי־מִזֶּה עַם אָתָּה</text:p>
          </table:table-cell>
          <table:table-cell table:style-name="表22.B2" office:value-type="string">
            <text:p text:style-name="P27"/>
            <text:p text:style-name="P27"/>
            <text:p text:style-name="P27">and to say / towards + him</text:p>
            <text:p text:style-name="P27"/>
            <text:p text:style-name="P27">manifest + us – pray / to us</text:p>
            <text:p text:style-name="P27"/>
            <text:p text:style-name="P27">on which / in who ? - the evil</text:p>
            <text:p text:style-name="P27"/>
            <text:p text:style-name="P27">the this / towards + us</text:p>
            <text:p text:style-name="P27"/>
            <text:p text:style-name="P27">what ? - employment + thee</text:p>
            <text:p text:style-name="P27"/>
            <text:p text:style-name="P27"/>
            <text:p text:style-name="P27">and from where / to come,go</text:p>
            <text:p text:style-name="P27"/>
            <text:p text:style-name="P27">what ? / land + thee</text:p>
            <text:p text:style-name="P27"/>
            <text:p text:style-name="P27"/>
            <text:p text:style-name="P27"/>
            <text:p text:style-name="P27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>1:9</text:p>
            <text:p text:style-name="P26">וַיֹּאמֶר אֲלֵיהֶם </text:p>
            <text:p text:style-name="P26">עִבְרִי אָנֹכִי וְאֶת־יְהוָה</text:p>
            <text:p text:style-name="P26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7"/>
            <text:p text:style-name="P27"/>
            <text:p text:style-name="P27">and to say / towards + them</text:p>
            <text:p text:style-name="P27"/>
            <text:p text:style-name="P27">Eberite / I / and entity – jehovah</text:p>
            <text:p text:style-name="P27"/>
            <text:p text:style-name="P27">gods / the sky / I / reverent</text:p>
            <text:p text:style-name="P27"/>
            <text:p text:style-name="P27">that – to do,make / entity – the sea</text:p>
            <text:p text:style-name="P27">and entity – dry ground</text:p>
          </table:table-cell>
        </table:table-row>
        <table:table-row>
          <table:table-cell table:style-name="表23.A2" office:value-type="string">
            <text:p text:style-name="P26">1:10</text:p>
            <text:p text:style-name="P26">וַיִּירְאוּ הָאֲנָשִׁים יִרְאָה גְדוֹלָה וַיֹּאמְרוּ אֵלָיו מַה־זֹּאת עָשִׂיתָ כִּי־יָדְעוּ </text:p>
            <text:p text:style-name="P26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7"/>
            <text:p text:style-name="P27"/>
            <text:p text:style-name="P27">and to fear / the man / reverent</text:p>
            <text:p text:style-name="P27"/>
            <text:p text:style-name="P27">great / and to say / to + him</text:p>
            <text:p text:style-name="P27"/>
            <text:p text:style-name="P27">what ? - this / to do / for – to know</text:p>
            <text:p text:style-name="P27"/>
            <text:p text:style-name="P27">the man / for – from in face</text:p>
            <text:p text:style-name="P27"/>
            <text:p text:style-name="P27">jehovah / he / to flee / for <text:s/>/ manifest</text:p>
            <text:p text:style-name="P27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>@@@</text:p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6">1:11</text:p>
            <text:p text:style-name="P26">וַיֹּאמְרוּ אֵלָיו מַה־נַּעֲשֶׂה לָּ</text:p>
            <text:p text:style-name="P26">#</text:p>
            <text:p text:style-name="P26">וְיִשְׁתֹּק הַיָּם מֵעָלֵינוּ כִּי הַיָּם הוֹלֵ</text:p>
            <text:p text:style-name="P26">#</text:p>
            <text:p text:style-name="P26">וְסֹעֵר</text:p>
          </table:table-cell>
          <table:table-cell table:style-name="表24.B1" office:value-type="string">
            <text:p text:style-name="P27"/>
          </table:table-cell>
        </table:table-row>
        <table:table-row>
          <table:table-cell table:style-name="表24.A2" office:value-type="string">
            <text:p text:style-name="P26">1:12</text:p>
            <text:p text:style-name="P26">וַיֹּאמֶר אֲלֵיהֶם שָׂאוּנִי וַהֲטִילֻנִי אֶל־הַיָּם וְיִשְׁתֹּק הַיָּם מֵעֲלֵיכֶם כִּי יוֹדֵעַ אָנִי כִּי בְשֶׁלִּי הַסַּעַר הַגָּדוֹל הַזֶּה עֲלֵיכֶם</text:p>
          </table:table-cell>
          <table:table-cell table:style-name="表24.B2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><text:soft-page-break/></text:p>
      <text:p text:style-name="P21"/>
      <text:p text:style-name="P5">------------------------------------------------------------ TEMPLATE<text:change text:change-id="ct297905392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><text:soft-page-break/></text:p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1117735394050844145" text:style-name="L2">
        <text:list-item>
          <text:p text:style-name="P34">time label ==&gt; paste</text:p>
        </text:list-item>
        <text:list-item>
          <text:p text:style-name="P34">“@@@” ==&gt; move to → at the bottom of the doc area</text:p>
        </text:list-item>
        <text:list-item>
          <text:p text:style-name="P34">DUP : template</text:p>
        </text:list-item>
        <text:list-item>
          <text:p text:style-name="P34">close</text:p>
          <text:list>
            <text:list-item>
              <text:p text:style-name="P34">web pages</text:p>
            </text:list-item>
            <text:list-item>
              <text:p text:style-name="P34">sheet file</text:p>
            </text:list-item>
            <text:list-item>
              <text:p text:style-name="P34">folders (if any)</text:p>
            </text:list-item>
            <text:list-item>
              <text:p text:style-name="P34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ext:soft-page-break/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15T11:54:58.85</dc:date>
    <dc:creator>iwabuchi ken</dc:creator>
    <meta:editing-duration>P4DT8H43M27S</meta:editing-duration>
    <meta:editing-cycles>238</meta:editing-cycles>
    <meta:generator>OpenOffice/4.1.3$Win32 OpenOffice.org_project/413m1$Build-9783</meta:generator>
    <meta:document-statistic meta:table-count="29" meta:image-count="0" meta:object-count="0" meta:page-count="30" meta:paragraph-count="721" meta:word-count="3219" meta:character-count="17202"/>
  </office:meta>
</office:document-meta>
</file>